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azon Ember" svg:font-family="'Amazon Ember',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2602in" fo:margin-right="0in" fo:orphans="2" fo:widows="2" fo:text-indent="0in" style:auto-text-indent="false"/>
      <style:text-properties fo:font-variant="normal" fo:text-transform="none" fo:color="#333333" style:font-name="Amazon Ember" fo:font-size="9.75pt" fo:letter-spacing="normal" fo:font-style="normal" fo:font-weight="normal"/>
    </style:style>
    <style:style style:name="P2" style:family="paragraph" style:parent-style-name="Text_20_body">
      <style:paragraph-properties fo:margin-left="0.2602in" fo:margin-right="0in" fo:orphans="2" fo:widows="2" fo:text-indent="0in" style:auto-text-indent="false" fo:padding="0in" fo:border="none"/>
      <style:text-properties fo:font-variant="normal" fo:text-transform="none" fo:color="#333333" style:font-name="Amazon Ember" fo:font-size="9.75pt" fo:letter-spacing="normal" fo:font-style="normal" fo:font-weight="normal"/>
    </style:style>
    <style:style style:name="P3" style:family="paragraph" style:parent-style-name="Text_20_body">
      <style:paragraph-properties fo:margin-left="0.2602in" fo:margin-right="0in" fo:orphans="2" fo:widows="2" fo:text-indent="0in" style:auto-text-indent="false" fo:padding="0in" fo:border="none"/>
      <style:text-properties fo:font-variant="normal" fo:text-transform="none" fo:color="#333333" style:font-name="Amazon Ember" fo:font-size="9.75pt" fo:letter-spacing="normal" fo:font-style="normal" fo:font-weight="bold"/>
    </style:style>
    <style:style style:name="P4" style:family="paragraph" style:parent-style-name="Heading_20_2">
      <style:text-properties fo:font-variant="normal" fo:text-transform="none" fo:color="#cc6600" style:font-name="Amazon Ember" fo:font-size="14pt" fo:letter-spacing="normal" fo:font-style="normal" fo:font-weight="bold"/>
    </style:style>
    <style:style style:name="T1" style:family="text">
      <style:text-properties fo:font-weight="bold"/>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Produktbeschreibungen</text:h>
      <text:section text:style-name="Sect1" text:name="productDescription">
        <text:p text:style-name="P2">Wasserdurchfluss Sensor besteht im Wesentlichen aus Kunststoff Ventilkörper Rotoranordnung und Hall Diese Sensor.It im heißen Wasser Einlaßende zum Erfassen Wasserstrom installiert. Wenn das Wasser durch den Fluss Rotorverbundes Magnetic Rotor dreht und Geschwindigkeit wird als Durchflussänderung ändern. Halle Stromsensorausgang entsprechenden Impuls Signal und Rückmeldung an die Steuerung, dann wird der Regler steuern den Fluss.</text:p>
        <text:p text:style-name="P2">Kann für Warmwasserbereiter, Kreditkarte Maschinen-, Wasser-Automaten, Durchfluss-Messgerät zu verwenden.</text:p>
        <text:p text:style-name="P3">Features:</text:p>
        <text:p text:style-name="P2">Lght Gewicht, geringe Größe, einfach zu installieren.<text:line-break/>Intarsien mit Edelstahl-Laufrad Welle, dauerhaft tragbar.<text:line-break/>Dichtring mit der oberen und unteren Kraft Struktur nie Lecks.<text:line-break/><text:line-break/><text:span text:style-name="T1">Vorsichtsmaßnahmen:</text:span></text:p>
        <text:p text:style-name="P1">Senkrechte, sollte nicht mehr als 5 Grad Neigung.<text:line-break/>Temperatur von Medium sollte nicht mehr als 120 ℃<text:line-break/><text:span text:style-name="T1"><text:line-break/>Cord Anschluss:</text:span></text:p>
        <text:p text:style-name="P2">Rot: Positiv (+)<text:line-break/>Gelb: Signal-Ausgang.<text:line-break/>Schwarz: Negative (-)<text:line-break/><text:line-break/><text:span text:style-name="T1">Spezifikation:</text:span></text:p>
        <text:p text:style-name="P2">Die niedrigste Nennarbeitsspannung: DC4.5 5V-24V.<text:line-break/>Maximaler Betriebsstrom: 15 mA (DC 5V).<text:line-break/>Betriebsspannung: DC 5 ~ 18 v.<text:line-break/>Tragfähigkeit: ≤ 10 mA (DC 5V).<text:line-break/>Arbeitstemperatur: ≤ 80 ℃<text:line-break/>Arbeiten Luftfeuchtigkeit: 35% ~ 90% RH (kein Frost)<text:line-break/>Zulassen: Druck 1.75Mpa<text:line-break/>Lagertemperatur: -25 ~ +80 ° c<text:line-break/>Speichern Luftfeuchtigkeit: 25% ~ 95% RH<text:line-break/>Messbereich :1-60L / min<text:line-break/>Außengewinde: 3/4 "<text:line-break/><text:line-break/><text:span text:style-name="T1">Lieferumfang :</text:span></text:p>
        <text:p text:style-name="P2">1 x 1-60L / min Wasserdurchfluss Sensor</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azon Ember" svg:font-family="'Amazon Ember',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s </meta:initial-creator>
    <meta:creation-date>2018-06-19T07:16:27.974297449</meta:creation-date>
    <dc:date>2018-06-19T07:17:11.758305513</dc:date>
    <dc:creator>Andreas </dc:creator>
    <meta:editing-duration>PT43S</meta:editing-duration>
    <meta:editing-cycles>1</meta:editing-cycles>
    <meta:document-statistic meta:table-count="0" meta:image-count="0" meta:object-count="0" meta:page-count="1" meta:paragraph-count="9" meta:word-count="183" meta:character-count="1382" meta:non-whitespace-character-count="1204"/>
    <meta:generator>LibreOffice/5.1.6.2$Linux_X86_64 LibreOffice_project/10m0$Build-2</meta:generator>
  </office:meta>
</office:document-meta>
</file>